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0c4" officeooo:paragraph-rsid="001520c4"/>
    </style:style>
    <style:style style:name="P2" style:family="paragraph" style:parent-style-name="Standard" style:list-style-name="L2">
      <style:text-properties officeooo:rsid="001520c4" officeooo:paragraph-rsid="001520c4"/>
    </style:style>
    <style:style style:name="P3" style:family="paragraph" style:parent-style-name="Standard" style:list-style-name="L4">
      <style:text-properties officeooo:rsid="001520c4" officeooo:paragraph-rsid="00160fe8"/>
    </style:style>
    <style:style style:name="P4" style:family="paragraph" style:parent-style-name="Standard" style:list-style-name="L3">
      <style:text-properties officeooo:rsid="00160fe8" officeooo:paragraph-rsid="00160fe8"/>
    </style:style>
    <style:style style:name="P5" style:family="paragraph" style:parent-style-name="Standard" style:list-style-name="L5">
      <style:text-properties officeooo:rsid="00160fe8" officeooo:paragraph-rsid="00160fe8"/>
    </style:style>
    <style:style style:name="P6" style:family="paragraph" style:parent-style-name="Standard" style:list-style-name="L3">
      <style:text-properties officeooo:paragraph-rsid="00160fe8"/>
    </style:style>
    <style:style style:name="P7" style:family="paragraph" style:parent-style-name="Standard" style:list-style-name="L3">
      <style:text-properties officeooo:paragraph-rsid="001520c4"/>
    </style:style>
    <style:style style:name="P8" style:family="paragraph" style:parent-style-name="Standard" style:list-style-name="L3">
      <style:text-properties officeooo:rsid="001807b7" officeooo:paragraph-rsid="001807b7"/>
    </style:style>
    <style:style style:name="P9" style:family="paragraph" style:parent-style-name="Standard" style:list-style-name="L5">
      <style:text-properties officeooo:rsid="001807b7" officeooo:paragraph-rsid="001807b7"/>
    </style:style>
    <style:style style:name="P10" style:family="paragraph" style:parent-style-name="Standard" style:list-style-name="L3">
      <style:text-properties officeooo:rsid="001adc39" officeooo:paragraph-rsid="001adc39"/>
    </style:style>
    <style:style style:name="P11" style:family="paragraph" style:parent-style-name="Standard">
      <style:text-properties officeooo:rsid="001adc39" officeooo:paragraph-rsid="001adc39"/>
    </style:style>
    <style:style style:name="P12" style:family="paragraph" style:parent-style-name="Standard" style:list-style-name="L3">
      <style:text-properties officeooo:rsid="001bb080" officeooo:paragraph-rsid="001bb080"/>
    </style:style>
    <style:style style:name="P13" style:family="paragraph" style:parent-style-name="Standard" style:list-style-name="L3">
      <style:text-properties officeooo:rsid="001bb080" officeooo:paragraph-rsid="001807b7"/>
    </style:style>
    <style:style style:name="P14" style:family="paragraph" style:parent-style-name="Standard" style:list-style-name="L2">
      <style:text-properties officeooo:rsid="001bb080" officeooo:paragraph-rsid="001d8f8d"/>
    </style:style>
    <style:style style:name="P15" style:family="paragraph" style:parent-style-name="Standard" style:list-style-name="L5">
      <style:text-properties officeooo:rsid="001bb080" officeooo:paragraph-rsid="001bb080"/>
    </style:style>
    <style:style style:name="P16" style:family="paragraph" style:parent-style-name="Standard" style:list-style-name="L5">
      <style:text-properties officeooo:rsid="001bb080" officeooo:paragraph-rsid="001d8f8d"/>
    </style:style>
    <style:style style:name="P17" style:family="paragraph" style:parent-style-name="Standard">
      <style:text-properties officeooo:rsid="001d8f8d" officeooo:paragraph-rsid="001d8f8d"/>
    </style:style>
    <style:style style:name="P18" style:family="paragraph" style:parent-style-name="Standard" style:list-style-name="L5">
      <style:text-properties officeooo:rsid="001d8f8d" officeooo:paragraph-rsid="001bb080"/>
    </style:style>
    <style:style style:name="P19" style:family="paragraph" style:parent-style-name="Standard" style:list-style-name="L5">
      <style:text-properties fo:font-weight="bold" officeooo:paragraph-rsid="001807b7" style:font-weight-asian="bold" style:font-weight-complex="bold"/>
    </style:style>
    <style:style style:name="P20" style:family="paragraph" style:parent-style-name="Standard" style:list-style-name="L5">
      <style:text-properties fo:font-weight="bold" officeooo:rsid="001adc39" officeooo:paragraph-rsid="001adc39" style:font-weight-asian="bold" style:font-weight-complex="bold"/>
    </style:style>
    <style:style style:name="P21" style:family="paragraph" style:parent-style-name="Standard" style:list-style-name="L2">
      <style:text-properties style:text-underline-style="solid" style:text-underline-width="auto" style:text-underline-color="font-color" officeooo:rsid="001520c4" officeooo:paragraph-rsid="001520c4"/>
    </style:style>
    <style:style style:name="P22" style:family="paragraph" style:parent-style-name="Standard" style:list-style-name="L2">
      <style:text-properties style:text-underline-style="solid" style:text-underline-width="auto" style:text-underline-color="font-color" officeooo:rsid="001d8f8d" officeooo:paragraph-rsid="001d8f8d"/>
    </style:style>
    <style:style style:name="P23" style:family="paragraph" style:parent-style-name="Standard" style:list-style-name="L2">
      <style:text-properties style:text-underline-style="solid" style:text-underline-width="auto" style:text-underline-color="font-color" officeooo:paragraph-rsid="001d8f8d"/>
    </style:style>
    <style:style style:name="P24" style:family="paragraph" style:parent-style-name="Standard" style:list-style-name="L1">
      <style:text-properties fo:color="#3465a4" fo:font-weight="bold" officeooo:paragraph-rsid="001520c4" style:font-weight-asian="bold" style:font-weight-complex="bold"/>
    </style:style>
    <style:style style:name="P25" style:family="paragraph" style:parent-style-name="Standard" style:list-style-name="L1">
      <style:text-properties fo:color="#3465a4" fo:font-weight="bold" officeooo:rsid="001520c4" officeooo:paragraph-rsid="001520c4" style:font-weight-asian="bold" style:font-weight-complex="bold"/>
    </style:style>
    <style:style style:name="P26" style:family="paragraph" style:parent-style-name="Standard" style:list-style-name="L4">
      <style:text-properties fo:font-style="italic" officeooo:rsid="001520c4" officeooo:paragraph-rsid="001520c4" style:font-style-asian="italic" style:font-style-complex="italic"/>
    </style:style>
    <style:style style:name="P27" style:family="paragraph" style:parent-style-name="Standard" style:list-style-name="L4">
      <style:text-properties fo:font-style="italic" officeooo:rsid="001520c4" officeooo:paragraph-rsid="00160fe8" style:font-style-asian="italic" style:font-style-complex="italic"/>
    </style:style>
    <style:style style:name="P28" style:family="paragraph" style:parent-style-name="Standard" style:list-style-name="L5">
      <style:text-properties fo:font-style="italic" officeooo:rsid="00160fe8" officeooo:paragraph-rsid="00160fe8" style:font-style-asian="italic" style:font-style-complex="italic"/>
    </style:style>
    <style:style style:name="P29" style:family="paragraph" style:parent-style-name="Standard" style:list-style-name="L5">
      <style:text-properties fo:font-style="italic" officeooo:rsid="001adc39" officeooo:paragraph-rsid="001adc39" style:font-style-asian="italic" style:font-style-complex="italic"/>
    </style:style>
    <style:style style:name="P30" style:family="paragraph" style:parent-style-name="Standard" style:list-style-name="L5">
      <style:text-properties fo:font-style="italic" officeooo:rsid="001adc39" officeooo:paragraph-rsid="001d8f8d" style:font-style-asian="italic" style:font-style-complex="italic"/>
    </style:style>
    <style:style style:name="P31" style:family="paragraph" style:parent-style-name="Standard" style:list-style-name="L5">
      <style:text-properties fo:font-style="italic" officeooo:paragraph-rsid="001d8f8d" style:font-style-asian="italic" style:font-style-complex="italic"/>
    </style:style>
    <style:style style:name="P32" style:family="paragraph" style:parent-style-name="Standard" style:list-style-name="L5">
      <style:text-properties fo:font-style="italic" officeooo:rsid="001bb080" officeooo:paragraph-rsid="001d8f8d" style:font-style-asian="italic" style:font-style-complex="italic"/>
    </style:style>
    <style:style style:name="P33" style:family="paragraph" style:parent-style-name="Standard" style:list-style-name="L3">
      <style:text-properties fo:font-style="italic" officeooo:rsid="001c5ce4" officeooo:paragraph-rsid="001c5ce4" style:font-style-asian="italic" style:font-style-complex="italic"/>
    </style:style>
    <style:style style:name="T1" style:family="text">
      <style:text-properties officeooo:rsid="001520c4"/>
    </style:style>
    <style:style style:name="T2" style:family="text">
      <style:text-properties officeooo:rsid="00160fe8"/>
    </style:style>
    <style:style style:name="T3" style:family="text">
      <style:text-properties officeooo:rsid="001807b7"/>
    </style:style>
    <style:style style:name="T4" style:family="text">
      <style:text-properties officeooo:rsid="00192375"/>
    </style:style>
    <style:style style:name="T5" style:family="text">
      <style:text-properties officeooo:rsid="001bb080"/>
    </style:style>
    <style:style style:name="T6" style:family="text">
      <style:text-properties officeooo:rsid="001c5ce4"/>
    </style:style>
    <style:style style:name="T7" style:family="text">
      <style:text-properties officeooo:rsid="001d8f8d"/>
    </style:style>
    <style:style style:name="T8" style:family="text">
      <style:text-properties officeooo:rsid="001f847b"/>
    </style:style>
    <style:style style:name="T9" style:family="text">
      <style:text-properties fo:font-weight="bold" officeooo:rsid="00192375" style:font-weight-asian="bold" style:font-weight-complex="bold"/>
    </style:style>
    <style:style style:name="T10" style:family="text">
      <style:text-properties officeooo:rsid="0022da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89233758" text:style-name="L1">
        <text:list-item>
          <text:p text:style-name="P24"><text:span text:style-name="T1">Mise en place de l’environnement de gestion de projet</text:span></text:p>
        </text:list-item>
        <text:list-item>
          <text:p text:style-name="P25">Définition des fonctionnalités du projet</text:p>
        </text:list-item>
        <text:list-item>
          <text:p text:style-name="P25">Déploiement</text:p>
        </text:list-item>
      </text:list>
      <text:p text:style-name="P1"/>
      <text:list xml:id="list3758896193" text:style-name="L2">
        <text:list-item>
          <text:p text:style-name="P21">Mise en place de l’environnement de gestion du projet</text:p>
          <text:p text:style-name="P2"/>
        </text:list-item>
      </text:list>
      <text:list xml:id="list1737476066" text:style-name="L4">
        <text:list-item>
          <text:p text:style-name="P26">créer un projet GIT HUB</text:p>
        </text:list-item>
        <text:list-item>
          <text:p text:style-name="P26">Ajout des collaborateurs au projet</text:p>
        </text:list-item>
        <text:list-item>
          <text:p text:style-name="P26">Créer un « Kanban » ou « Dashboard »</text:p>
        </text:list-item>
        <text:list-item>
          <text:p text:style-name="P27"><text:span text:style-name="T2">Ajout des taches</text:span></text:p>
          <text:p text:style-name="P3"/>
        </text:list-item>
      </text:list>
      <text:list xml:id="list124324688087236" text:continue-list="list3758896193" text:style-name="L2">
        <text:list-item>
          <text:p text:style-name="P22">D<text:span text:style-name="T1">éfinition</text:span><text:span text:style-name="T2"> des fonctionnalités du projet</text:span></text:p>
        </text:list-item>
      </text:list>
      <text:p text:style-name="P17"/>
      <text:list xml:id="list1882398523" text:style-name="L5">
        <text:list-header>
          <text:p text:style-name="P19"><text:span text:style-name="T3">Gestion du modèle de machine learning</text:span></text:p>
          <text:p text:style-name="P9"/>
        </text:list-header>
        <text:list-item>
          <text:p text:style-name="P28">création du Notebook</text:p>
        </text:list-item>
        <text:list-item>
          <text:p text:style-name="P28">générer <text:span text:style-name="T7">le</text:span> modèle <text:span text:style-name="T8">de prédiction</text:span></text:p>
        </text:list-item>
        <text:list-item>
          <text:p text:style-name="P28">sauvegarder le modèle</text:p>
          <text:p text:style-name="P5"/>
          <text:p text:style-name="P9"><text:s/><text:span text:style-name="T9">mise en place de l’environnement de développement</text:span></text:p>
          <text:p text:style-name="P9"/>
        </text:list-item>
        <text:list-item>
          <text:p text:style-name="P29">mise en place de l’outil de collaboration GIT</text:p>
        </text:list-item>
        <text:list-item>
          <text:p text:style-name="P29">gestion de l’environnement Docker</text:p>
        </text:list-item>
        <text:list-item>
          <text:p text:style-name="P29">gestion de l’environnement python de développement</text:p>
        </text:list-item>
        <text:list-item>
          <text:p text:style-name="P29">gestion des dépendances des bibliothèques</text:p>
          <text:p text:style-name="P29"/>
          <text:p text:style-name="P20"><text:span text:style-name="T5">élaboration de l’application</text:span></text:p>
        </text:list-item>
      </text:list>
      <text:p text:style-name="P11"/>
      <text:list xml:id="list124324780958562" text:continue-numbering="true" text:style-name="L5">
        <text:list-item>
          <text:p text:style-name="P31"><text:span text:style-name="T5">création de l’interface de saisie</text:span></text:p>
        </text:list-item>
        <text:list-item>
          <text:p text:style-name="P32">création du module de prédiction</text:p>
        </text:list-item>
        <text:list-item>
          <text:p text:style-name="P32">création de l’interface de résultat</text:p>
        </text:list-item>
        <text:list-item>
          <text:p text:style-name="P32">assemblage de l’application</text:p>
        </text:list-item>
        <text:list-item>
          <text:p text:style-name="P30"><text:span text:style-name="T5">tests et gestion des erreurs</text:span></text:p>
          <text:p text:style-name="P18"/>
        </text:list-item>
      </text:list>
      <text:list xml:id="list124326298080434" text:continue-list="list124324688087236" text:style-name="L2">
        <text:list-item>
          <text:p text:style-name="P23"><text:span text:style-name="T7">Déploiement</text:span></text:p>
          <text:p text:style-name="P14"/>
        </text:list-item>
      </text:list>
      <text:list xml:id="list2157888342" text:style-name="L3">
        <text:list-item>
          <text:p text:style-name="P33">création du Docker <text:span text:style-name="T10">final</text:span></text:p>
        </text:list-item>
        <text:list-item>
          <text:p text:style-name="P33">déploiemen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2:15:06.920979145</meta:creation-date>
    <dc:date>2021-09-10T12:43:24.393689544</dc:date>
    <meta:editing-duration>PT28M12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163" meta:character-count="905" meta:non-whitespace-character-count="801"/>
  </office:meta>
</office:document-meta>
</file>